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language="ru" fo:country="RU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ru" fo:country="RU"/>
    </style:style>
    <style:style style:name="P85" style:parent-style-name="TableContents" style:family="paragraph">
      <style:text-properties fo:language="ru" fo:country="RU"/>
    </style:style>
    <style:style style:name="P86" style:parent-style-name="TableContents" style:family="paragraph">
      <style:text-properties fo:language="ru" fo:country="RU"/>
    </style:style>
    <style:style style:name="P87" style:parent-style-name="TableContents" style:family="paragraph">
      <style:text-properties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list-style-name="LFO2" style:family="paragraph"/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P96" style:parent-style-name="TableContents" style:list-style-name="LFO2" style:family="paragraph">
      <style:text-properties fo:language="ru" fo:country="RU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list-style-name="LFO3" style:family="paragraph"/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P133" style:parent-style-name="TableContents" style:list-style-name="LFO3" style:family="paragraph"/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P143" style:parent-style-name="TableContents" style:list-style-name="LFO3" style:family="paragraph"/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P147" style:parent-style-name="TableContents" style:list-style-name="LFO3" style:family="paragraph"/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P150" style:parent-style-name="TableContents" style:list-style-name="LFO3" style:family="paragraph">
      <style:text-properties fo:language="ru" fo:country="RU"/>
    </style:style>
    <style:style style:name="P151" style:parent-style-name="TableContents" style:list-style-name="LFO3" style:family="paragraph">
      <style:text-properties fo:language="ru" fo:country="RU"/>
    </style:style>
    <style:style style:name="P152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ожанчиков Антон Анатоль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в<text:s/>классе наследнике можно переопределить (изменить или дополнить) поведение метода, не изменяя его сигнатуры (имя и входные параметры) и возвращаемого тип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абстрактный, анонимный,<text:s/></text:span>enum<text:span text:style-name="T23">,<text:s/></text:span><text:span text:style-name="T24">внутренний, вложенный, интерфейс, аннотация, обычный</text:span><text:span text:style-name="T25">, локальный</text:span></text:p>
          </table:table-cell>
        </table:table-row>
        <table:table-row table:style-name="TableRow26">
          <table:table-cell table:style-name="TableCell27">
            <text:p text:style-name="TableContents"><text:span text:style-name="T28">Как и зачем можно использовать модификатор<text:s/></text:span>final<text:span text:style-name="T29">?</text:span></text:p>
          </table:table-cell>
          <table:table-cell table:style-name="TableCell30">
            <text:p text:style-name="P31">В<text:s/>классах<text:s/>и методах– не позволяет наследовать<text:s/>и переопределять поведение, в переменных – гарантирует что переменная не будет изменена (в случае ссылочных переменных – неизменной будет только ссылка, сам же объект может быть изменен)</text:p>
          </table:table-cell>
        </table:table-row>
        <table:table-row table:style-name="TableRow32">
          <table:table-cell table:style-name="TableCell33">
            <text:p text:style-name="TableContents"><text:span text:style-name="T34">Какие есть варианты использования ключевого слова<text:s/></text:span>try<text:span text:style-name="T35">?</text:span></text:p>
          </table:table-cell>
          <table:table-cell table:style-name="TableCell36">
            <text:p text:style-name="TableContents"><text:span text:style-name="T37">О</text:span><text:span text:style-name="T38">бычный</text:span><text:span text:style-name="T39"><text:s/></text:span>try<text:span text:style-name="T40">\</text:span>catch<text:span text:style-name="T41">\</text:span>finally<text:span text:style-name="T42"><text:s/></text:span><text:span text:style-name="T43">блок</text:span><text:span text:style-name="T44"><text:s/></text:span><text:span text:style-name="T45">и</text:span><text:span text:style-name="T46"><text:s/></text:span>try<text:span text:style-name="T47">-</text:span>catch<text:span text:style-name="T48">-</text:span>with<text:span text:style-name="T49">-</text:span>resources<text:span text:style-name="T50"><text:s/></text:span><text:span text:style-name="T51">при</text:span><text:span text:style-name="T52"><text:s/></text:span><text:span text:style-name="T53">котором</text:span><text:span text:style-name="T54"><text:s/></text:span><text:span text:style-name="T55">можно</text:span><text:span text:style-name="T56"><text:s/></text:span><text:span text:style-name="T57">передавать в параметры<text:s/></text:span>try<text:span text:style-name="T58"><text:s/></text:span><text:span text:style-name="T59">объекты, реализующие интерфейс<text:s/></text:span>autocloseable</text:p>
          </table:table-cell>
        </table:table-row>
        <table:table-row table:style-name="TableRow60">
          <table:table-cell table:style-name="TableCell61">
            <text:p text:style-name="TableContents"><text:span text:style-name="T62">Какие есть стандартные реализации интерфейса<text:s/></text:span>List<text:span text:style-name="T63"><text:s/></text:span><text:span text:style-name="T64">и в каких ситуациях их нужно использовать?</text:span></text:p>
          </table:table-cell>
          <table:table-cell table:style-name="TableCell65">
            <text:p text:style-name="TableContents">ArrayList, LinkedList.<text:line-break/>LinkedList<text:span text:style-name="T66"><text:s/></text:span><text:span text:style-name="T67">стоит использовать при активной работе по добавлению\удалению данных в конец\начало списка.</text:span><text:span text:style-name="T68"><text:line-break/></text:span>ArrayList<text:span text:style-name="T69"><text:s/>–<text:s/></text:span><text:span text:style-name="T70">обычный массив с изменяющимся размером,<text:s/></text:span><text:span text:style-name="T71">стоит использовать при необходимости доступа к данным массива.</text:span></text:p>
          </table:table-cell>
        </table:table-row>
        <table:table-row table:style-name="TableRow72">
          <table:table-cell table:style-name="TableCell73">
            <text:p text:style-name="P74">В чём основная идея стримов из пакета java.util.stream?</text:p>
          </table:table-cell>
          <table:table-cell table:style-name="TableCell75">
            <text:p text:style-name="P76">Облегчает написание кода для работы с различными наборами данных (массивы, коллекции, потоки).</text:p>
          </table:table-cell>
        </table:table-row>
        <table:table-row table:style-name="TableRow77">
          <table:table-cell table:style-name="TableCell78" table:number-columns-spanned="2">
            <text:p text:style-name="P79">Разное</text:p>
          </table:table-cell>
          <table:covered-table-cell/>
        </table:table-row>
        <table:table-row table:style-name="TableRow80">
          <table:table-cell table:style-name="TableCell81">
            <text:p text:style-name="P82">Каким критериям должна удовлетворять «хорошая» хэш-функция?</text:p>
          </table:table-cell>
          <table:table-cell table:style-name="TableCell83">
            <text:p text:style-name="P84">Должна быть устойчива<text:s/>к коллизиям<text:s/>(должно быть трудно найти пару разных значений с одинаковым хэшем)</text:p>
            <text:p text:style-name="P85">Должна обрабатывать<text:s/>значение<text:s/>любого размера</text:p>
            <text:p text:style-name="P86">Должно быть трудно восстановить изначальное значение после хэширования</text:p>
            <text:p text:style-name="P87">Должна выдавать разный результат даже при незначительном изменении входного значения<text:line-break/></text:p>
          </table:table-cell>
        </table:table-row>
        <table:table-row table:style-name="TableRow88">
          <table:table-cell table:style-name="TableCell89">
            <text:p text:style-name="TableContents"><text:span text:style-name="T90">В чём причина популярности и широкого распространения кодировки<text:s/></text:span>UTF<text:span text:style-name="T91">-8?</text:span></text:p>
          </table:table-cell>
          <table:table-cell table:style-name="TableCell92">
            <text:list text:style-name="LFO2" text:continue-numbering="true">
              <text:list-item>
                <text:p text:style-name="P93">Utf<text:span text:style-name="T94">-8 содержит весь набор<text:s/></text:span>unicod<text:span text:style-name="T95"><text:s/>символов</text:span></text:p>
              </text:list-item>
              <text:list-item>
                <text:p text:style-name="P96">Зачастую имеет меньший размер, что удобно при передаче информации</text:p>
              </text:list-item>
            </text:list>
          </table:table-cell>
        </table:table-row>
        <table:table-row table:style-name="TableRow97">
          <table:table-cell table:style-name="TableCell98">
            <text:p text:style-name="TableContents"><text:span text:style-name="T99">Сравните форматы<text:s/></text:span>XML<text:span text:style-name="T100"><text:s/></text:span><text:span text:style-name="T101">и<text:s/></text:span>JSON<text:span text:style-name="T102">.<text:s/></text:span><text:span text:style-name="T103">Когда какой использовать?</text:span></text:p>
          </table:table-cell>
          <table:table-cell table:style-name="TableCell104">
            <text:p text:style-name="TableContents">JSON<text:span text:style-name="T105"><text:s/></text:span><text:span text:style-name="T106">проще для восприятия</text:span><text:span text:style-name="T107"><text:s/>человеком, легче по весу и проще в обработке и расширяемости. В случае проектирования,<text:s/></text:span>XML<text:span text:style-name="T108"><text:s/></text:span><text:span text:style-name="T109">– язык разметки, тратит больше ресурсов на разбор документа на сервере и клиенте, но имеет больше возможностей для отладки</text:span><text:span text:style-name="T110"><text:s/>и передачи<text:s/></text:span><text:soft-page-break/><text:span text:style-name="T111">данных</text:span><text:span text:style-name="T112">.<text:s/></text:span><text:span text:style-name="T113"><text:line-break/></text:span>Json<text:span text:style-name="T114"><text:s/></text:span><text:span text:style-name="T115">стоит использовать<text:s/></text:span><text:span text:style-name="T116">когда важна скорость работы с большим объемом простых данных.<text:s/></text:span>XML<text:span text:style-name="T117"><text:s/></text:span><text:span text:style-name="T118">будет предпочтительнее при передач</text:span><text:span text:style-name="T119">е</text:span><text:span text:style-name="T120"><text:s/>сложных данных</text:span><text:span text:style-name="T121"><text:s/></text:span><text:span text:style-name="T122">или для взаимодействия с системами, не поддерживающими<text:s/></text:span>JSON<text:span text:style-name="T123">.</text:span></text:p>
          </table:table-cell>
        </table:table-row>
        <text:soft-page-break/>
        <table:table-row table:style-name="TableRow124">
          <table:table-cell table:style-name="TableCell125">
            <text:p text:style-name="TableContents"><text:span text:style-name="T126">Опишите что будет происходить «под капотом» после ввода адреса сайта в браузере и нажатия<text:s/></text:span>Enter<text:span text:style-name="T127">?</text:span></text:p>
          </table:table-cell>
          <table:table-cell table:style-name="TableCell128">
            <text:list text:style-name="LFO3" text:continue-numbering="true">
              <text:list-item>
                <text:p text:style-name="P129"><text:span text:style-name="T130">Парсинг<text:s/></text:span>url<text:span text:style-name="T131"><text:s/>и запрос в<text:s/></text:span>hsts<text:span text:style-name="T132"><text:s/>(для определения протокла)</text:span></text:p>
              </text:list-item>
              <text:list-item>
                <text:p text:style-name="P133"><text:span text:style-name="T134">Определение<text:s/></text:span>DNS<text:span text:style-name="T135"><text:s/>(</text:span><text:span text:style-name="T136">кэш –</text:span><text:span text:style-name="T137"><text:s/></text:span>hosts<text:span text:style-name="T138">-</text:span><text:span text:style-name="T139"><text:s/>кэш ос –</text:span><text:span text:style-name="T140"><text:s/>сервер провайдера -</text:span><text:span text:style-name="T141"><text:s/></text:span><text:span text:style-name="T142">сервер подсети – сервер шлюза)</text:span></text:p>
              </text:list-item>
              <text:list-item>
                <text:p text:style-name="P143"><text:span text:style-name="T144">Установка<text:s/></text:span>TCP<text:span text:style-name="T145">\</text:span>IP<text:span text:style-name="T146"><text:s/>соединения через «три рукопожатия»</text:span></text:p>
              </text:list-item>
              <text:list-item>
                <text:p text:style-name="P147"><text:span text:style-name="T148">Отправка<text:s/></text:span>GET<text:s/><text:span text:style-name="T149">запроса</text:span></text:p>
              </text:list-item>
              <text:list-item>
                <text:p text:style-name="P150">Получение ответа от сервера</text:p>
              </text:list-item>
              <text:list-item>
                <text:p text:style-name="P151">Отрисовка страницы</text:p>
              </text:list-item>
            </text:list>
          </table:table-cell>
        </table:table-row>
      </table:table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affelbook</meta:initial-creator>
    <dc:creator>Staffelbook</dc:creator>
    <meta:creation-date>2022-02-15T11:34:00Z</meta:creation-date>
    <dc:date>2022-02-15T11:34:00Z</dc:date>
    <meta:template xlink:href="Normal" xlink:type="simple"/>
    <meta:editing-cycles>2</meta:editing-cycles>
    <meta:editing-duration>PT0S</meta:editing-duration>
    <meta:document-statistic meta:page-count="2" meta:paragraph-count="5" meta:word-count="424" meta:character-count="2841" meta:row-count="20" meta:non-whitespace-character-count="2422"/>
  </office:meta>
</office:document-meta>
</file>